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6" style:display-name="2._Installatie_uitvoeren.6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text-properties fo:language="en" fo:country="GB" officeooo:paragraph-rsid="0e03342d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language="en" fo:country="GB" officeooo:paragraph-rsid="0fbbd67b"/>
    </style:style>
    <style:style style:name="P6" style:family="paragraph" style:parent-style-name="Footer">
      <style:text-properties style:font-name="Liberation Sans" fo:language="en" fo:country="GB"/>
    </style:style>
    <style:style style:name="P7" style:family="paragraph" style:parent-style-name="Footnote">
      <style:text-properties style:font-name="Liberation Sans" fo:language="en" fo:country="GB" officeooo:paragraph-rsid="0fc49ea7"/>
    </style:style>
    <style:style style:name="P8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1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1" style:family="paragraph" style:parent-style-name="Standard">
      <style:text-properties style:font-name="Liberation Sans" fo:font-size="12pt" fo:language="en" fo:country="GB" officeooo:paragraph-rsid="0cc50ec9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e03342d" style:font-size-asian="12pt" style:font-size-complex="12pt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e03342d" officeooo:paragraph-rsid="0e03342d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paragraph-rsid="0e0bda5c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e0463fc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051aee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38fc62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fde805b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cc79a2d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fdd6a33" style:font-size-asian="12pt" style:font-size-complex="12pt"/>
    </style:style>
    <style:style style:name="P31" style:family="paragraph" style:parent-style-name="Standard">
      <style:text-properties style:font-name="Liberation Sans" fo:font-size="12pt" fo:language="en" fo:country="GB" officeooo:paragraph-rsid="0fe8bb90" style:font-size-asian="12pt" style:font-size-complex="12pt"/>
    </style:style>
    <style:style style:name="P32" style:family="paragraph" style:parent-style-name="Standard">
      <style:text-properties style:font-name="Liberation Sans" fo:font-size="12pt" fo:font-style="italic" officeooo:rsid="05fe4687" officeooo:paragraph-rsid="0fba5a4f" style:font-size-asian="12pt" style:font-style-asian="italic" style:font-size-complex="12pt" style:font-style-complex="italic"/>
    </style:style>
    <style:style style:name="P33" style:family="paragraph" style:parent-style-name="Footnote">
      <style:text-properties style:font-name="Liberation Sans" officeooo:paragraph-rsid="0fe5136d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67c98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12fb0"/>
    </style:style>
    <style:style style:name="P40" style:family="paragraph" style:parent-style-name="Standard">
      <style:text-properties officeooo:paragraph-rsid="0c8b5238"/>
    </style:style>
    <style:style style:name="P41" style:family="paragraph" style:parent-style-name="Standard">
      <style:text-properties officeooo:paragraph-rsid="0b0ddd8e"/>
    </style:style>
    <style:style style:name="P42" style:family="paragraph" style:parent-style-name="Standard">
      <style:text-properties officeooo:paragraph-rsid="04f68805"/>
    </style:style>
    <style:style style:name="P43" style:family="paragraph" style:parent-style-name="Standard">
      <style:text-properties officeooo:paragraph-rsid="0bad8f69"/>
    </style:style>
    <style:style style:name="P44" style:family="paragraph" style:parent-style-name="Standard">
      <style:text-properties officeooo:paragraph-rsid="0cc50ec9"/>
    </style:style>
    <style:style style:name="P45" style:family="paragraph" style:parent-style-name="Standard">
      <style:text-properties officeooo:paragraph-rsid="0cc5fe5b"/>
    </style:style>
    <style:style style:name="P46" style:family="paragraph" style:parent-style-name="Standard">
      <style:text-properties officeooo:paragraph-rsid="0d1ec96e"/>
    </style:style>
    <style:style style:name="P47" style:family="paragraph" style:parent-style-name="Standard">
      <style:text-properties officeooo:paragraph-rsid="0d8c21b9"/>
    </style:style>
    <style:style style:name="P48" style:family="paragraph" style:parent-style-name="Standard">
      <style:text-properties officeooo:paragraph-rsid="0e03342d"/>
    </style:style>
    <style:style style:name="P49" style:family="paragraph" style:parent-style-name="Standard">
      <style:text-properties officeooo:paragraph-rsid="0e0bda5c"/>
    </style:style>
    <style:style style:name="P50" style:family="paragraph" style:parent-style-name="Standard">
      <style:text-properties officeooo:paragraph-rsid="0e2a40f4"/>
    </style:style>
    <style:style style:name="P51" style:family="paragraph" style:parent-style-name="Standard">
      <style:text-properties officeooo:paragraph-rsid="0e38fc62"/>
    </style:style>
    <style:style style:name="P52" style:family="paragraph" style:parent-style-name="Standard">
      <style:text-properties officeooo:paragraph-rsid="0e82f1b0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66ac77"/>
    </style:style>
    <style:style style:name="P56" style:family="paragraph" style:parent-style-name="Footnote">
      <style:text-properties officeooo:paragraph-rsid="0f40045a"/>
    </style:style>
    <style:style style:name="P57" style:family="paragraph" style:parent-style-name="Footnote">
      <style:text-properties officeooo:paragraph-rsid="0fce08f7"/>
    </style:style>
    <style:style style:name="P5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47cacfc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2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2d536" officeooo:paragraph-rsid="0fba5a4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5dd9b1" officeooo:paragraph-rsid="0fdc1b8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67" style:family="paragraph" style:parent-style-name="Standard">
      <style:text-properties officeooo:paragraph-rsid="0fba5a4f"/>
    </style:style>
    <style:style style:name="P6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9" style:family="paragraph" style:parent-style-name="Standard">
      <style:paragraph-properties fo:line-height="100%">
        <style:tab-stops/>
      </style:paragraph-properties>
      <style:text-properties officeooo:paragraph-rsid="0fbbd67b"/>
    </style:style>
    <style:style style:name="P7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311e2"/>
    </style:style>
    <style:style style:name="P71" style:family="paragraph" style:parent-style-name="Standard">
      <style:text-properties officeooo:paragraph-rsid="0fbbd67b"/>
    </style:style>
    <style:style style:name="P7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73" style:family="paragraph" style:parent-style-name="Standard">
      <style:text-properties officeooo:paragraph-rsid="0fc0c632"/>
    </style:style>
    <style:style style:name="P74" style:family="paragraph" style:parent-style-name="Standard">
      <style:text-properties officeooo:paragraph-rsid="0fc21b80"/>
    </style:style>
    <style:style style:name="P75" style:family="paragraph" style:parent-style-name="Standard">
      <style:text-properties officeooo:rsid="0dde9a1c" officeooo:paragraph-rsid="0dde9a1c"/>
    </style:style>
    <style:style style:name="P76" style:family="paragraph" style:parent-style-name="Standard">
      <style:text-properties officeooo:rsid="0dde9a1c" officeooo:paragraph-rsid="0f4adb30"/>
    </style:style>
    <style:style style:name="P77" style:family="paragraph" style:parent-style-name="Standard">
      <style:text-properties officeooo:rsid="0dde9a1c" officeooo:paragraph-rsid="0fdb91b2"/>
    </style:style>
    <style:style style:name="P78" style:family="paragraph" style:parent-style-name="Standard">
      <style:text-properties officeooo:rsid="0dde9a1c" officeooo:paragraph-rsid="0fdc0816"/>
    </style:style>
    <style:style style:name="P7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80" style:family="paragraph" style:parent-style-name="Standard">
      <style:text-properties officeooo:paragraph-rsid="0fc35f88"/>
    </style:style>
    <style:style style:name="P81" style:family="paragraph" style:parent-style-name="Standard">
      <style:text-properties officeooo:paragraph-rsid="0fc380a1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c6ead8" style:font-weight-asian="bold" style:font-weight-complex="bold"/>
    </style:style>
    <style:style style:name="P83" style:family="paragraph" style:parent-style-name="Standard">
      <style:text-properties officeooo:paragraph-rsid="0fc8b815"/>
    </style:style>
    <style:style style:name="P84" style:family="paragraph" style:parent-style-name="Standard">
      <style:text-properties officeooo:paragraph-rsid="0fcaaa01"/>
    </style:style>
    <style:style style:name="P85" style:family="paragraph" style:parent-style-name="Standard">
      <style:text-properties officeooo:paragraph-rsid="0fce858d"/>
    </style:style>
    <style:style style:name="P86" style:family="paragraph" style:parent-style-name="Standard">
      <style:text-properties officeooo:paragraph-rsid="0f4adb30"/>
    </style:style>
    <style:style style:name="P87" style:family="paragraph" style:parent-style-name="Standard">
      <style:text-properties officeooo:paragraph-rsid="0fd0b68a"/>
    </style:style>
    <style:style style:name="P88" style:family="paragraph" style:parent-style-name="Standard">
      <style:text-properties officeooo:paragraph-rsid="0fdc0816"/>
    </style:style>
    <style:style style:name="P89" style:family="paragraph" style:parent-style-name="Standard">
      <style:text-properties officeooo:paragraph-rsid="0fdc1b81"/>
    </style:style>
    <style:style style:name="P90" style:family="paragraph" style:parent-style-name="Standard">
      <style:text-properties officeooo:paragraph-rsid="0fd655f2"/>
    </style:style>
    <style:style style:name="P91" style:family="paragraph" style:parent-style-name="Standard">
      <style:text-properties officeooo:rsid="0fe7bc97" officeooo:paragraph-rsid="0fe7bc97"/>
    </style:style>
    <style:style style:name="P92" style:family="paragraph" style:parent-style-name="Standard">
      <style:text-properties officeooo:paragraph-rsid="0fe7bc97"/>
    </style:style>
    <style:style style:name="P93" style:family="paragraph" style:parent-style-name="Standard">
      <style:paragraph-properties fo:margin-left="0cm" fo:margin-right="0cm" fo:text-indent="0cm" style:auto-text-indent="false">
        <style:tab-stops>
          <style:tab-stop style:position="4.597cm"/>
        </style:tab-stops>
      </style:paragraph-properties>
      <style:text-properties officeooo:rsid="0fe8bb90" officeooo:paragraph-rsid="0fe8bb90"/>
    </style:style>
    <style:style style:name="P94" style:family="paragraph" style:parent-style-name="Standard">
      <style:text-properties officeooo:paragraph-rsid="0fef63a7"/>
    </style:style>
    <style:style style:name="P95" style:family="paragraph" style:parent-style-name="Standard">
      <style:text-properties officeooo:paragraph-rsid="0ff06808"/>
    </style:style>
    <style:style style:name="P96" style:family="paragraph" style:parent-style-name="Standard">
      <style:text-properties officeooo:paragraph-rsid="0ff0effa"/>
    </style:style>
    <style:style style:name="P97" style:family="paragraph" style:parent-style-name="Standard">
      <style:text-properties officeooo:paragraph-rsid="0ff397b4"/>
    </style:style>
    <style:style style:name="P98" style:family="paragraph" style:parent-style-name="Standard">
      <style:text-properties officeooo:paragraph-rsid="0ff3c339"/>
    </style:style>
    <style:style style:name="P99" style:family="paragraph" style:parent-style-name="Standard" style:master-page-name="Standard">
      <style:paragraph-properties style:page-number="auto"/>
      <style:text-properties style:font-name="Liberation Sans" fo:font-size="12pt" officeooo:paragraph-rsid="0fb83a6d" style:font-size-asian="12pt" style:font-size-complex="12pt"/>
    </style:style>
    <style:style style:name="P100" style:family="paragraph" style:parent-style-name="Standard" style:list-style-name="L1">
      <style:paragraph-properties fo:break-before="page"/>
      <style:text-properties officeooo:paragraph-rsid="0fd655f2"/>
    </style:style>
    <style:style style:name="P101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1657261" style:font-size-asian="12pt" style:font-size-complex="12pt"/>
    </style:style>
    <style:style style:name="T15" style:family="text">
      <style:text-properties style:font-name="Liberation Sans" fo:font-size="12pt" fo:language="en" fo:country="GB" officeooo:rsid="0fc8b645" style:font-size-asian="12pt" style:font-size-complex="12pt"/>
    </style:style>
    <style:style style:name="T16" style:family="text">
      <style:text-properties style:font-name="Liberation Sans" fo:font-size="12pt" fo:language="en" fo:country="GB" officeooo:rsid="0ff397b4" style:font-size-asian="12pt" style:font-size-complex="12pt"/>
    </style:style>
    <style:style style:name="T17" style:family="text">
      <style:text-properties style:font-name="Liberation Sans" fo:font-size="12pt" fo:language="en" fo:country="GB" fo:font-weight="bold" officeooo:rsid="0fc8b645" style:font-size-asian="12pt" style:font-weight-asian="bold" style:font-size-complex="12pt" style:font-weight-complex="bold"/>
    </style:style>
    <style:style style:name="T18" style:family="text">
      <style:text-properties style:font-name="Liberation Sans" fo:font-size="12pt" fo:language="en" fo:country="GB" officeooo:rsid="0f51b898"/>
    </style:style>
    <style:style style:name="T1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4adb3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a89e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de805b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b6b669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39dc3" fo:background-color="transparent" loext:char-shading-value="0" style:font-name-asian="HG Mincho Light J" style:language-asian="nl" style:country-asian="NL" style:font-style-asian="normal" style:font-weight-asian="normal" style:font-name-complex="Arial Unicode M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aaa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8d10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4cc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ef63a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0ef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12f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ac438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b6b669" fo:background-color="transparent" loext:char-shading-value="0" style:font-name-asian="HG Mincho Light J" style:font-size-asian="12pt" style:language-asian="nl" style:country-asian="NL" style:font-style-asian="normal" style:font-weight-asian="normal" style:font-name-complex="Arial Unicode M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db91b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02755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aaa0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e1519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382ccb7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29118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41de32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f06808" style:font-size-asian="12pt" style:font-size-complex="12pt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en" fo:country="GB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58" style:family="text">
      <style:text-properties fo:color="#000000" loext:opacity="100%" style:text-line-through-style="none" style:text-line-through-type="none" fo:language="en" fo:country="GB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style:text-line-through-style="none" style:text-line-through-type="none" fo:language="en" fo:country="GB" style:text-underline-style="none" fo:font-weight="normal" officeooo:rsid="0fd82ca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5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fo:color="#000000" loext:opacity="100%" style:font-name="Liberation Sans" fo:font-size="12pt" fo:language="en" fo:country="GB" fo:font-style="normal" officeooo:rsid="0f33614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9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201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20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font-weight="normal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5" style:family="text">
      <style:text-properties fo:color="#000000" loext:opacity="100%" fo:font-size="10pt" fo:font-weight="normal" officeooo:rsid="01fa4bd3" fo:background-color="transparent" loext:char-shading-value="0" style:font-size-asian="10pt" style:language-asian="nl" style:country-asian="NL" style:font-weight-asian="normal" style:font-name-complex="Bitstream Vera Sans" style:font-size-complex="10pt" style:font-weight-complex="normal"/>
    </style:style>
    <style:style style:name="T20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en" fo:country="GB" officeooo:rsid="0fa4741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en" fo:country="GB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en" fo:country="GB" officeooo:rsid="0fc05fc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8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2" style:family="text">
      <style:text-properties fo:color="#000000" loext:opacity="100%" fo:language="en" fo:country="GB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29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3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fo:font-size="10pt" style:font-size-asian="10pt" style:font-size-complex="10pt"/>
    </style:style>
    <style:style style:name="T244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5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8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9" style:family="text">
      <style:text-properties fo:color="#808080" loext:opacity="10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808080" loext:opacity="10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808080" loext:opacity="10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53" style:family="text">
      <style:text-properties fo:color="#808080" loext:opacity="10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54" style:family="text">
      <style:text-properties fo:color="#808080" loext:opacity="10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55" style:family="text">
      <style:text-properties fo:color="#808080" loext:opacity="10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256" style:family="text">
      <style:text-properties fo:color="#808080" loext:opacity="10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808080" loext:opacity="10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8" style:family="text">
      <style:text-properties fo:color="#808080" loext:opacity="100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808080" loext:opacity="10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808080" loext:opacity="10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808080" loext:opacity="100%" style:font-name="Liberation Sans" fo:font-size="12pt" fo:language="en" fo:country="GB" style:font-size-asian="12pt" style:font-size-complex="12pt"/>
    </style:style>
    <style:style style:name="T262" style:family="text">
      <style:text-properties fo:color="#808080" loext:opacity="10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63" style:family="text">
      <style:text-properties fo:color="#808080" loext:opacity="100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64" style:family="text">
      <style:text-properties fo:color="#808080" loext:opacity="10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265" style:family="text">
      <style:text-properties fo:color="#808080" loext:opacity="10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66" style:family="text">
      <style:text-properties fo:color="#808080" loext:opacity="10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80808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808080" loext:opacity="10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808080" loext:opacity="100%" style:text-position="super 58%" style:font-name="Liberation Sans" fo:font-size="12pt" fo:language="en" fo:country="GB" officeooo:rsid="0e19ec07" style:font-size-asian="12pt" style:language-asian="nl" style:country-asian="NL" style:font-name-complex="Bitstream Vera Sans" style:font-size-complex="12pt"/>
    </style:style>
    <style:style style:name="T270" style:family="text">
      <style:text-properties fo:color="#808080" loext:opacity="100%" style:text-position="super 58%" style:font-name="Liberation Sans" fo:font-size="12pt" fo:language="en" fo:country="GB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text-line-through-style="none" style:text-line-through-type="none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7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4eddd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8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82" style:family="text">
      <style:text-properties style:text-line-through-style="none" style:text-line-through-type="none" style:font-name="Liberation Sans" style:text-underline-style="none" officeooo:rsid="0673d7fc"/>
    </style:style>
    <style:style style:name="T283" style:family="text">
      <style:text-properties style:text-line-through-style="none" style:text-line-through-type="none" style:font-name="Liberation Sans" style:text-underline-style="none" officeooo:rsid="06aee4f0" style:font-name-asian="OpenSymbol" style:font-name-complex="OpenSymbol"/>
    </style:style>
    <style:style style:name="T284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85" style:family="text">
      <style:text-properties style:text-line-through-style="none" style:text-line-through-type="none" style:font-name="Liberation Sans" style:text-underline-style="none" officeooo:rsid="0b0f3a36"/>
    </style:style>
    <style:style style:name="T286" style:family="text">
      <style:text-properties fo:language="en" fo:country="GB"/>
    </style:style>
    <style:style style:name="T287" style:family="text">
      <style:text-properties fo:language="en" fo:country="GB" officeooo:rsid="0e83c34e"/>
    </style:style>
    <style:style style:name="T288" style:family="text">
      <style:text-properties fo:language="en" fo:country="GB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9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0" style:family="text">
      <style:text-properties fo:language="en" fo:country="GB" officeooo:rsid="0f28d107"/>
    </style:style>
    <style:style style:name="T291" style:family="text">
      <style:text-properties fo:language="en" fo:country="GB" style:font-size-complex="12pt"/>
    </style:style>
    <style:style style:name="T292" style:family="text">
      <style:text-properties fo:language="en" fo:country="GB" officeooo:rsid="0f28d107" style:font-size-complex="12pt"/>
    </style:style>
    <style:style style:name="T293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4" style:family="text">
      <style:text-properties fo:font-size="8pt" style:font-size-asian="8pt" style:font-size-complex="8pt" loext:padding="0.049cm" loext:border="0.31pt solid #000000"/>
    </style:style>
    <style:style style:name="T295" style:family="text">
      <style:text-properties fo:font-weight="bold" style:font-weight-asian="bold" style:font-weight-complex="bold"/>
    </style:style>
    <style:style style:name="T296" style:family="text">
      <style:text-properties fo:font-weight="bold" officeooo:rsid="0fe2c54a" style:font-weight-asian="bold" style:font-weight-complex="bold"/>
    </style:style>
    <style:style style:name="T297" style:family="text">
      <style:text-properties fo:font-weight="bold" officeooo:rsid="0fe49cc7" style:font-weight-asian="bold" style:font-weight-complex="bold"/>
    </style:style>
    <style:style style:name="T298" style:family="text">
      <style:text-properties officeooo:rsid="0fe2c54a"/>
    </style:style>
    <style:style style:name="T299" style:family="text">
      <style:text-properties officeooo:rsid="0fed674a"/>
    </style:style>
    <style:style style:name="T300" style:family="text">
      <style:text-properties officeooo:rsid="0fed8b3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8" form:id="control1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9" form:id="control1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20" form:id="control2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1" form:id="control2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2021" text:name="Releaseyear"/>
        <text:user-field-decl office:value-type="string" office:string-value="Debian" text:name="Distro"/>
        <text:user-field-decl office:value-type="string" office:string-value="11" text:name="Version"/>
        <text:user-field-decl office:value-type="string" office:string-value="desktop" text:name="Edition"/>
      </text:user-field-decls>
      <text:p text:style-name="P99"><text:span text:style-name="Strong_20_Emphasis"><text:span text:style-name="T179">Checklist for installing</text:span></text:span><text:span text:style-name="T218"> </text:span><text:span text:style-name="T218"><text:user-field-get text:name="Distro">Debian</text:user-field-get></text:span><text:span text:style-name="T219"><text:s/></text:span><text:span text:style-name="T219"><text:user-field-get text:name="Version">11</text:user-field-get></text:span><text:span text:style-name="Strong_20_Emphasis"><text:span text:style-name="T180"><text:s/></text:span></text:span><text:span text:style-name="Strong_20_Emphasis"><text:span text:style-name="T181">LTS</text:span></text:span><text:span text:style-name="T220"><text:note text:id="ftn1" text:note-class="footnote"><text:note-citation>1</text:note-citation><text:note-body><text:p text:style-name="P33"><text:span text:style-name="T206">L</text:span><text:span text:style-name="T207">TS stands for Long-Term Support, and this A</text:span><text:span text:style-name="T214">ugust</text:span><text:span text:style-name="T208"> </text:span><text:span text:style-name="Strong_20_Emphasis"><text:span text:style-name="T136"><text:user-field-get style:data-style-name="N0" text:name="Releaseyear">2021</text:user-field-get></text:span></text:span><text:span text:style-name="T211"><text:s/></text:span><text:span text:style-name="T216"><text:user-field-get text:name="Distro">Debian</text:user-field-get></text:span><text:span text:style-name="T217"><text:s/></text:span><text:span text:style-name="T217"><text:user-field-get text:name="Version">11</text:user-field-get></text:span><text:span text:style-name="Strong_20_Emphasis"><text:span text:style-name="T182"><text:s/></text:span></text:span><text:span text:style-name="T208">LTS </text:span><text:span text:style-name="T209">( </text:span><text:span text:style-name="T207">codenamed</text:span><text:span text:style-name="T209"> </text:span><text:span text:style-name="T210">B</text:span><text:span text:style-name="T209">ullseye) </text:span><text:span text:style-name="T207">will be </text:span><text:span text:style-name="T215">supported</text:span><text:span text:style-name="T207"> for five years until A</text:span><text:span text:style-name="T214">ugust</text:span><text:span text:style-name="T208"> </text:span><text:span text:style-name="T206">202</text:span><text:span text:style-name="T212">6</text:span><text:span text:style-name="T213">.</text:span></text:p></text:note-body></text:note></text:span><text:span text:style-name="T221"> </text:span><text:span text:style-name="T221"><text:user-field-get text:name="Edition">desktop</text:user-field-get></text:span><text:span text:style-name="T222">.</text:span></text:p>
      <text:p text:style-name="P9"/>
      <text:p text:style-name="P67"><text:span text:style-name="T35">Visit </text:span><text:a xlink:type="simple" xlink:href="https://karelzimmer.nl/" text:style-name="Internet_20_link" text:visited-style-name="Visited_20_Internet_20_Link"><text:span text:style-name="Internet_20_link"><text:span text:style-name="T271">karelzimmer.nl</text:span></text:span></text:a><text:span text:style-name="T35"> for this and other Linux documents, scripts, and information.</text:span></text:p>
      <text:p text:style-name="P64"/>
      <text:p text:style-name="P32"><text:span text:style-name="T158">This is a fillable PDF with </text:span><text:span text:style-name="Strong_20_Emphasis"><text:span text:style-name="T42">te</text:span></text:span><text:span text:style-name="Strong_20_Emphasis"><text:span text:style-name="T45">x</text:span></text:span><text:span text:style-name="Strong_20_Emphasis"><text:span text:style-name="T42">t</text:span></text:span><text:span text:style-name="T158"> </text:span><text:span text:style-name="T159">a</text:span><text:span text:style-name="T158">n</text:span><text:span text:style-name="T159">d</text:span><text:span text:style-name="Strong_20_Emphasis"><text:span text:style-name="T43"> </text:span></text:span><text:span text:style-name="Strong_20_Emphasis"><text:span text:style-name="T83"><draw:control text:anchor-type="as-char" draw:z-index="14" draw:name="Vorm3_ 1" draw:style-name="gr1" draw:text-style-name="P104" svg:width="0.35cm" svg:height="0.35cm" draw:control="control15"/></text:span></text:span><text:span text:style-name="T158"><text:s/>checkboxes; printing is not necessary.</text:span></text:p>
      <text:p text:style-name="P58"/>
      <text:p text:style-name="P68"><text:span text:style-name="Definition"><text:span text:style-name="T289">user</text:span></text:span><text:span text:style-name="T229"><text:tab/><text:tab/></text:span><text:span text:style-name="T228"> <text:tab/><text:tab/><text:tab/></text:span><text:span text:style-name="T230"><draw:control text:anchor-type="as-char" svg:y="-0.429cm" draw:z-index="15" draw:name="Gebruiker 2" draw:style-name="gr2" draw:text-style-name="P105" svg:width="6.002cm" svg:height="0.6cm" draw:control="control16"><svg:title>Gebruiker</svg:title><svg:desc>Volledige naam, bijv. Jan Stek</svg:desc></draw:control></text:span><text:span text:style-name="T230"><text:tab/></text:span><text:span text:style-name="T231">[</text:span><text:span text:style-name="T225">na</text:span><text:span text:style-name="T226">me,</text:span><text:span text:style-name="T225"> </text:span><text:span text:style-name="T226">e.g.</text:span><text:span text:style-name="T225"> </text:span><text:span text:style-name="T227">J</text:span><text:span text:style-name="T232">a</text:span><text:span text:style-name="T227">n </text:span><text:span text:style-name="T232">Jansen</text:span><text:span text:style-name="T233">]</text:span></text:p>
      <text:p text:style-name="P71"><text:span text:style-name="Definition"><text:span text:style-name="T224">USER</text:span></text:span><text:span text:style-name="Definition"><text:span text:style-name="T286">na</text:span></text:span><text:span text:style-name="Definition"><text:span text:style-name="T290">me</text:span></text:span><text:span text:style-name="T223"><text:tab/><text:tab/><text:tab/></text:span><text:span text:style-name="T223"><draw:control text:anchor-type="as-char" svg:y="-0.429cm" draw:z-index="16" draw:name="Gberuikersnaam 2" draw:style-name="gr2" draw:text-style-name="P105" svg:width="6.002cm" svg:height="0.6cm" draw:control="control17"><svg:title>Gebruikersnaam</svg:title><svg:desc>Korte naam, bijv. jan</svg:desc></draw:control></text:span><text:span text:style-name="T223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83">j</text:span><text:span text:style-name="T184">a</text:span><text:span text:style-name="T183">n</text:span><text:span text:style-name="T185">]</text:span></text:p>
      <text:p text:style-name="P68"><text:span text:style-name="Definition"><text:span text:style-name="T286">COMPUTERNA</text:span></text:span><text:span text:style-name="Definition"><text:span text:style-name="T290">me</text:span></text:span><text:span text:style-name="T234"><text:tab/></text:span><text:span text:style-name="T286"><draw:control text:anchor-type="as-char" svg:y="-0.429cm" draw:z-index="17" draw:name="Computernaam 1" draw:style-name="gr2" draw:text-style-name="P105" svg:width="6.002cm" svg:height="0.6cm" draw:control="control18"><svg:title>Computernaam</svg:title><svg:desc>Unieke naam van de computer</svg:desc></draw:control></text:span><text:span text:style-name="T286"><text:tab/></text:span><text:span text:style-name="T238">[</text:span><text:span text:style-name="T235">na</text:span><text:span text:style-name="T239">me of the</text:span><text:span text:style-name="T235"> compute</text:span><text:span text:style-name="T236">r, </text:span><text:span text:style-name="T239">e.g.</text:span><text:span text:style-name="T240"> </text:span><text:span text:style-name="T241">pc02</text:span><text:span text:style-name="T238">]</text:span></text:p>
      <text:p text:style-name="P68"><text:span text:style-name="Definition"><text:span text:style-name="T286">START</text:span></text:span><text:span text:style-name="Definition"><text:span text:style-name="T290">up</text:span></text:span><text:span text:style-name="Definition"><text:span text:style-name="T286">MEnU</text:span></text:span><text:span text:style-name="T230"><text:tab/><text:tab/></text:span><text:span text:style-name="T230"><draw:control text:anchor-type="as-char" svg:y="-0.429cm" draw:z-index="18" draw:name="Opstartmenu 1" draw:style-name="gr2" draw:text-style-name="P105" svg:width="6.002cm" svg:height="0.6cm" draw:control="control19"><svg:title>Opstartmenu</svg:title><svg:desc>Toets voor het opstartmenu ("bootmenu")</svg:desc></draw:control></text:span><text:span text:style-name="T230"><text:tab/></text:span><text:span text:style-name="T238">[</text:span><text:span text:style-name="T235">key for the bootable medium</text:span><text:span text:style-name="T242">]</text:span></text:p>
      <text:p text:style-name="P68"><text:span text:style-name="Definition"><text:span text:style-name="T237">SETTINGS</text:span></text:span><text:span text:style-name="T237"> <text:tab/><text:tab/><text:tab/></text:span><text:span text:style-name="T237"><draw:control text:anchor-type="as-char" svg:y="-0.429cm" draw:z-index="19" draw:name="Instellingen 1" draw:style-name="gr2" draw:text-style-name="P105" svg:width="6.002cm" svg:height="0.6cm" draw:control="control20"><svg:title>Instellingen</svg:title><svg:desc>Toets voor het BIOS/UEFI-scherm ("setup")</svg:desc></draw:control></text:span><text:span text:style-name="T237"><text:tab/></text:span><text:span text:style-name="T238">[</text:span><text:span text:style-name="T235">key for the UEFI BIOS screen</text:span><text:span text:style-name="T238">]</text:span></text:p>
      <text:p text:style-name="P68"><text:span text:style-name="Definition"><text:span text:style-name="T249">USER2</text:span></text:span><text:span text:style-name="T256"><text:tab/></text:span><text:span text:style-name="T261"> <text:tab/><text:tab/><text:tab/></text:span><text:span text:style-name="T267"><draw:control text:anchor-type="as-char" svg:y="-0.429cm" draw:z-index="20" draw:name="Gebruiker 3" draw:style-name="gr2" draw:text-style-name="P105" svg:width="6.002cm" svg:height="0.6cm" draw:control="control21"><svg:title>Gebruiker</svg:title><svg:desc>Volledige naam, bijv. Jan Stek</svg:desc></draw:control></text:span><text:span text:style-name="T267"><text:tab/></text:span><text:span text:style-name="T268">[</text:span><text:span text:style-name="T262">na</text:span><text:span text:style-name="T264">me</text:span><text:span text:style-name="T262"> possibly</text:span><text:span text:style-name="T263"> 2</text:span><text:span text:style-name="T269">e</text:span><text:span text:style-name="T263"> USER</text:span><text:span text:style-name="T265">]</text:span></text:p>
      <text:p text:style-name="P71"><text:span text:style-name="Definition"><text:span text:style-name="T249">USERN</text:span></text:span><text:span text:style-name="Definition"><text:span text:style-name="T250">a</text:span></text:span><text:span text:style-name="Definition"><text:span text:style-name="T251">me</text:span></text:span><text:span text:style-name="Definition"><text:span text:style-name="T249">2</text:span></text:span><text:span text:style-name="Definition"><text:span text:style-name="T260"><text:tab/><text:tab/></text:span></text:span><text:span text:style-name="T266"><draw:control text:anchor-type="as-char" svg:y="-0.429cm" draw:z-index="21" draw:name="Gberuikersnaam 3" draw:style-name="gr2" draw:text-style-name="P105" svg:width="6.002cm" svg:height="0.6cm" draw:control="control22"><svg:title>Gebruikersnaam</svg:title><svg:desc>Korte naam, bijv. jan</svg:desc></draw:control></text:span><text:span text:style-name="T266"><text:tab/></text:span><text:span text:style-name="T253">[</text:span><text:span text:style-name="T254">user</text:span><text:span text:style-name="T252"> na</text:span><text:span text:style-name="T255">me</text:span><text:span text:style-name="T257"> possibly</text:span><text:span text:style-name="T258"> 2</text:span><text:span text:style-name="T270">e</text:span><text:span text:style-name="T258"> USER</text:span><text:span text:style-name="T259">]</text:span></text:p>
      <text:p text:style-name="P68"><text:span text:style-name="T186">Replace the </text:span><text:span text:style-name="T198">underlined</text:span><text:span text:style-name="T186"> words in this checklist with those in the </text:span><text:span text:style-name="Strong_20_Emphasis"><text:span text:style-name="T49">te</text:span></text:span><text:span text:style-name="Strong_20_Emphasis"><text:span text:style-name="T70">x</text:span></text:span><text:span text:style-name="Strong_20_Emphasis"><text:span text:style-name="T49">t </text:span></text:span><text:span text:style-name="Strong_20_Emphasis"><text:span text:style-name="T70">box</text:span></text:span><text:span text:style-name="T186">.</text:span></text:p>
      <text:p text:style-name="P5"/>
      <text:p text:style-name="P5"/>
      <text:p text:style-name="P69"><text:span text:style-name="T194">Not yet on Linux?</text:span><text:span text:style-name="T187"><text:tab/></text:span><text:span text:style-name="T192"><text:tab/></text:span><text:span text:style-name="T193">Use</text:span><text:span text:style-name="T188"> </text:span><text:span text:style-name="Strong_20_Emphasis"><text:span text:style-name="T196">Checklist m</text:span></text:span><text:span text:style-name="Strong_20_Emphasis"><text:span text:style-name="T197">oving</text:span></text:span><text:span text:style-name="T188"> o</text:span><text:span text:style-name="T191">n</text:span><text:span text:style-name="T188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89"> </text:span><text:span text:style-name="T191">u</text:span><text:span text:style-name="T189">nder </text:span><text:span text:style-name="T195">Linux</text:span><text:span text:style-name="T190">.</text:span></text:p>
      <text:p text:style-name="P63"><text:span text:style-name="T280">New installation?</text:span><text:span text:style-name="T282"><text:tab/></text:span><text:span text:style-name="T283"></text:span><text:span text:style-name="T284"><text:tab/>Start at chapter </text:span><text:span text:style-name="T281"><text:bookmark-ref text:reference-format="page" text:ref-name="__RefNumPara__4009_12717081281">2</text:bookmark-ref></text:span><text:span text:style-name="T281"><text:s/></text:span><text:span text:style-name="T281"><text:bookmark-ref text:reference-format="text" text:ref-name="__RefNumPara__4009_12717081281">Perform installation</text:bookmark-ref></text:span><text:span text:style-name="T285">.</text:span></text:p>
      <text:p text:style-name="P65"/>
      <text:p text:style-name="P68"><text:span text:style-name="Strong_20_Emphasis"><text:span text:style-name="T38"/></text:span></text:p>
      <text:list xml:id="list43927957" text:style-name="L1">
        <text:list-item>
          <text:p text:style-name="P101"><text:bookmark-start text:name="__RefNumPara__4083_1271708128"/>Preparing installatio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4"><text:span text:style-name="Strong_20_Emphasis"><text:span text:style-name="T50"><text:s/></text:span></text:span><text:span text:style-name="Strong_20_Emphasis"><text:span text:style-name="T85"><draw:control text:anchor-type="as-char" draw:z-index="0" draw:name="Vorm3" draw:style-name="gr1" draw:text-style-name="P10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46">Log in as </text:span></text:span><text:span text:style-name="Definition"><text:span text:style-name="T9">USER</text:span></text:span><text:span text:style-name="Definition"><text:span text:style-name="T19"><text:note text:id="ftn2" text:note-class="footnote"><text:note-citation>2</text:note-citation><text:note-body><text:p text:style-name="P53"><text:span text:style-name="User_20_Entry"><text:span text:style-name="T145">Login any additional </text:span></text:span><text:span text:style-name="Definition"><text:span text:style-name="T245">USER</text:span></text:span><text:span text:style-name="User_20_Entry"><text:span text:style-name="T146">s</text:span></text:span><text:span text:style-name="User_20_Entry"><text:span text:style-name="T156"> </text:span></text:span><text:span text:style-name="User_20_Entry"><text:span text:style-name="T145">and follow the same steps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40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10"/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0"><text:s/></text:span></text:span><text:span text:style-name="Strong_20_Emphasis"><text:span text:style-name="T85"><draw:control text:anchor-type="as-char" draw:z-index="7" draw:name="Vorm4" draw:style-name="gr1" draw:text-style-name="P104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50">Install </text:span></text:span><text:span text:style-name="Strong_20_Emphasis"><text:span text:style-name="T52">pa</text:span></text:span><text:span text:style-name="Strong_20_Emphasis"><text:span text:style-name="T71">ckage</text:span></text:span><text:span text:style-name="Strong_20_Emphasis"><text:span text:style-name="T52"> kz</text:span></text:span><text:span text:style-name="Strong_20_Emphasis"><text:span text:style-name="T52"><text:note text:id="ftn3" text:note-class="footnote"><text:note-citation>3</text:note-citation><text:note-body><text:p text:style-name="P56"><text:span text:style-name="T28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8">karelzimmer.nl</text:span></text:span></text:a><text:span text:style-name="T287">) for installing and managing Debian and Debian based systems like Ubuntu.</text:span>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94"><text:span text:style-name="Strong_20_Emphasis"><text:span text:style-name="T79">P</text:span></text:span><text:span text:style-name="Strong_20_Emphasis"><text:span text:style-name="T52">ress the </text:span></text:span><text:span text:style-name="Strong_20_Emphasis"><text:span text:style-name="T57">Super</text:span></text:span><text:span text:style-name="Strong_20_Emphasis"><text:span text:style-name="T48"> </text:span></text:span><text:span text:style-name="Strong_20_Emphasis"><text:span text:style-name="T72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94">Super</text:span> key is the Windows key, Command key (Apple), or Magnifier key<text:span text:style-name="T202"> </text:span><text:span text:style-name="T203">(Chromebook)</text:span><text:span text:style-name="T202">.</text:span></text:p></text:note-body></text:note></text:span></text:span><text:span text:style-name="Strong_20_Emphasis"><text:span text:style-name="T55">, </text:span></text:span><text:span text:style-name="Strong_20_Emphasis"><text:span text:style-name="T58">type</text:span></text:span><text:span text:style-name="Strong_20_Emphasis"><text:span text:style-name="T59">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60"> </text:span></text:span><text:span text:style-name="Strong_20_Emphasis"><text:span text:style-name="T73">and click the </text:span></text:span><text:span text:style-name="Strong_20_Emphasis"><text:span text:style-name="T101">Terminal</text:span></text:span><text:span text:style-name="Strong_20_Emphasis"><text:span text:style-name="T73"> ic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4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53">Type, or copy and paste, these t</text:span></text:span><text:span text:style-name="Strong_20_Emphasis"><text:span text:style-name="T74">hree</text:span></text:span><text:span text:style-name="Strong_20_Emphasis"><text:span text:style-name="T53"> commands, each followed by the</text:span></text:span><text:span text:style-name="Strong_20_Emphasis"><text:span text:style-name="T60"> </text:span></text:span><text:span text:style-name="Strong_20_Emphasis"><text:span text:style-name="T54">Enter</text:span></text:span><text:span text:style-name="Strong_20_Emphasis"><text:span text:style-name="T53"> key: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97"><text:span text:style-name="User_20_Entry"><text:span text:style-name="T160">sudo</text:span></text:span><text:span text:style-name="User_20_Entry"><text:span text:style-name="T161"> </text:span></text:span><text:span text:style-name="User_20_Entry"><text:span text:style-name="T16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97"><text:span text:style-name="User_20_Entry"><text:span text:style-name="T161">wget karelzimmer.nl/</text:span></text:span><text:span text:style-name="User_20_Entry"><text:span text:style-name="T162">kz</text:span></text:span></text:p>
          </table:table-cell>
        </table:table-row>
        <table:table-row>
          <table:table-cell table:style-name="_31_._5f_Installatie_5f_voorbereiden.A1" office:value-type="string">
            <text:p text:style-name="P46"/>
          </table:table-cell>
          <table:table-cell table:style-name="_31_._5f_Installatie_5f_voorbereiden.A1" office:value-type="string">
            <text:p text:style-name="P97"><text:span text:style-name="User_20_Entry"><text:span text:style-name="T161">bash </text:span></text:span><text:span text:style-name="User_20_Entry"><text:span text:style-name="T162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75"><text:span text:style-name="Strong_20_Emphasis"><text:span text:style-name="T6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2"/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0"><text:s/></text:span></text:span><text:span text:style-name="Strong_20_Emphasis"><text:span text:style-name="T85"><draw:control text:anchor-type="as-char" draw:z-index="1" draw:name="Vorm6" draw:style-name="gr1" draw:text-style-name="P10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55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94"><text:span text:style-name="Strong_20_Emphasis"><text:span text:style-name="T79">P</text:span></text:span><text:span text:style-name="Strong_20_Emphasis"><text:span text:style-name="T55">ress the</text:span></text:span><text:span text:style-name="Strong_20_Emphasis"><text:span text:style-name="T56"> </text:span></text:span><text:span text:style-name="Strong_20_Emphasis"><text:span text:style-name="T57">Super</text:span></text:span><text:span text:style-name="Strong_20_Emphasis"><text:span text:style-name="T55"> key</text:span></text:span><text:span text:style-name="Strong_20_Emphasis"><text:span text:style-name="T24"><text:note-ref text:note-class="footnote" text:reference-format="text" text:ref-name="ftn4">4</text:note-ref></text:span></text:span><text:span text:style-name="Strong_20_Emphasis"><text:span text:style-name="T55">, type </text:span></text:span><text:span text:style-name="Strong_20_Emphasis"><text:span text:style-name="T103">menu</text:span></text:span><text:span text:style-name="Strong_20_Emphasis"><text:span text:style-name="T55"> and click the </text:span></text:span><text:span text:style-name="Strong_20_Emphasis"><text:span text:style-name="T164">Install</text:span></text:span><text:span text:style-name="Strong_20_Emphasis"><text:span text:style-name="T165">ation</text:span></text:span><text:span text:style-name="Strong_20_Emphasis"><text:span text:style-name="T164"> menu</text:span></text:span><text:span text:style-name="Strong_20_Emphasis"><text:span text:style-name="T55"> icon.</text:span></text:span></text:p>
          </table:table-cell>
        </table:table-row>
        <table:table-row>
          <table:table-cell table:style-name="_31_._5f_Installatie_5f_voorbereiden.A1" office:value-type="string">
            <text:p text:style-name="P44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3">Select </text:span></text:span><text:span text:style-name="Strong_20_Emphasis"><text:span text:style-name="T104">1 Preparing installation</text:span></text:span><text:span text:style-name="Strong_20_Emphasis"><text:span text:style-name="T63"> and </text:span></text:span><text:span text:style-name="Strong_20_Emphasis"><text:span text:style-name="T78">click </text:span></text:span><text:span text:style-name="Strong_20_Emphasis"><text:span text:style-name="T107">Continue</text:span></text:span><text:span text:style-name="Strong_20_Emphasis"><text:span text:style-name="T78">.</text:span></text:span></text:p>
          </table:table-cell>
        </table:table-row>
        <table:table-row>
          <table:table-cell table:style-name="_31_._5f_Installatie_5f_voorbereiden.A1" office:value-type="string">
            <text:p text:style-name="P44"/>
          </table:table-cell>
          <table:table-cell table:style-name="_31_._5f_Installatie_5f_voorbereiden.A1" office:value-type="string">
            <text:p text:style-name="P77"><text:span text:style-name="Strong_20_Emphasis"><text:span text:style-name="T62">Follow the instructions on the screen.</text:span></text:span></text:p>
          </table:table-cell>
        </table:table-row>
      </table:table>
      <text:p text:style-name="P62"><text:bookmark-start text:name="__RefNumPara__4009_1271708128"/><text:bookmark-end text:name="__RefNumPara__4009_1271708128"/><text:span text:style-name="Strong_20_Emphasis"><text:span text:style-name="T2"/></text:span></text:p>
      <text:list xml:id="list135326366034311" text:continue-numbering="true" text:style-name="L1">
        <text:list-item>
          <text:p text:style-name="P100"><text:bookmark-start text:name="__RefNumPara__4009_12717081281"/><text:span text:style-name="Strong_20_Emphasis"><text:span text:style-name="T199">Perform installation</text:span></text:span><text:bookmark-end text:name="__RefNumPara__4009_12717081281"/></text:p>
        </text:list-item>
      </text:list>
      <text:p text:style-name="P90"><text:span text:style-name="Strong_20_Emphasis"><text:span text:style-name="T199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44"><text:span text:style-name="Strong_20_Emphasis"><text:span text:style-name="T50"><text:s/></text:span></text:span><text:span text:style-name="Strong_20_Emphasis"><text:span text:style-name="T85"><draw:control text:anchor-type="as-char" draw:z-index="2" draw:name="Vorm9" draw:style-name="gr1" draw:text-style-name="P10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81"><text:span text:style-name="T200">Boot the computer from an </text:span><text:span text:style-name="T172"><text:user-field-get text:name="Distro">Debian</text:user-field-get></text:span><text:span text:style-name="T173"><text:s/></text:span><text:span text:style-name="T173"><text:user-field-get text:name="Version">11</text:user-field-get></text:span><text:span text:style-name="Strong_20_Emphasis"><text:span text:style-name="T174"><text:s/></text:span></text:span><text:span text:style-name="T201">Live</text:span><text:span text:style-name="T124"><text:note text:id="ftn5" text:note-class="footnote"><text:note-citation>1</text:note-citation><text:note-body><text:p text:style-name="P7"><text:span text:style-name="T243">From a Live USB stick (or DVD) you can boot and work with</text:span> <text:span text:style-name="T204"><text:user-field-get text:name="Distro">Debian</text:user-field-get></text:span><text:span text:style-name="T205"><text:s/>without installing it</text:span>.</text:p></text:note-body></text:note></text:span><text:span text:style-name="T123"> USB stick</text:span><text:span text:style-name="T125"><text:note text:id="ftn6" text:note-class="footnote"><text:note-citation>2</text:note-citation><text:note-body><text:p text:style-name="P57"><text:span text:style-name="Strong_20_Emphasis"><text:span text:style-name="T141">Download a CD image file (.iso) from</text:span></text:span><text:span text:style-name="Strong_20_Emphasis"><text:span text:style-name="T138"> </text:span></text:span><text:a xlink:type="simple" xlink:href="https://www.debian.org/CD/live/" text:style-name="Internet_20_link" text:visited-style-name="Visited_20_Internet_20_Link"><text:span text:style-name="Strong_20_Emphasis"><text:span text:style-name="T246">debian.org/cd/live</text:span></text:span></text:a><text:span text:style-name="Strong_20_Emphasis"><text:span text:style-name="T138">, scroll down and click<text:line-break/></text:span></text:span><text:span text:style-name="Strong_20_Emphasis"><text:span text:style-name="T147">unofficial live images for </text:span></text:span><text:span text:style-name="Strong_20_Emphasis"><text:span text:style-name="T155">“</text:span></text:span><text:span text:style-name="Strong_20_Emphasis"><text:span text:style-name="T157">stable</text:span></text:span><text:span text:style-name="Strong_20_Emphasis"><text:span text:style-name="T155">”</text:span></text:span><text:span text:style-name="Strong_20_Emphasis"><text:span text:style-name="T147"> with firmware included</text:span></text:span><text:span text:style-name="Strong_20_Emphasis"><text:span text:style-name="T138">. <text:line-break/></text:span></text:span><text:span text:style-name="Strong_20_Emphasis"><text:span text:style-name="T142">Then click on</text:span></text:span><text:span text:style-name="Strong_20_Emphasis"><text:span text:style-name="T138"> </text:span></text:span><text:span text:style-name="Strong_20_Emphasis"><text:span text:style-name="T147">amd64/</text:span></text:span><text:span text:style-name="Strong_20_Emphasis"><text:span text:style-name="T138"> and after that</text:span></text:span><text:span text:style-name="Strong_20_Emphasis"><text:span text:style-name="T139"> o</text:span></text:span><text:span text:style-name="Strong_20_Emphasis"><text:span text:style-name="T142">n</text:span></text:span><text:span text:style-name="Strong_20_Emphasis"><text:span text:style-name="T139"> </text:span></text:span><text:span text:style-name="Strong_20_Emphasis"><text:span text:style-name="T147">iso-hybrid/</text:span></text:span><text:span text:style-name="Strong_20_Emphasis"><text:span text:style-name="T138">.<text:line-break/></text:span></text:span><text:span text:style-name="Strong_20_Emphasis"><text:span text:style-name="T142">Click on</text:span></text:span><text:span text:style-name="Strong_20_Emphasis"><text:span text:style-name="T140"> </text:span></text:span><text:span text:style-name="T148">debian-live-11...</text:span><text:span text:style-name="T149">-</text:span><text:span text:style-name="T148">amd-64-</text:span><text:span text:style-name="T149">gnome</text:span><text:span text:style-name="T150">+non-fre</text:span><text:span text:style-name="T151">e</text:span><text:span text:style-name="T150">.iso</text:span><text:span text:style-name="Strong_20_Emphasis"><text:span text:style-name="T137">.<text:line-break/></text:span></text:span><text:span text:style-name="Strong_20_Emphasis"><text:span text:style-name="T141">Insert a USB stick of at least 4 GB.<text:line-break/>Locate </text:span></text:span><text:span text:style-name="Strong_20_Emphasis"><text:span text:style-name="T152">disk</text:span></text:span><text:span text:style-name="Strong_20_Emphasis"><text:span text:style-name="T141"> and click the </text:span></text:span><text:span text:style-name="Strong_20_Emphasis"><text:span text:style-name="T153">Disks</text:span></text:span><text:span text:style-name="Strong_20_Emphasis"><text:span text:style-name="T141"> icon. Select the USB stick in the list of disks on the left and click </text:span></text:span><text:span text:style-name="Strong_20_Emphasis"><text:span text:style-name="T153">Disk </text:span></text:span><text:span text:style-name="Strong_20_Emphasis"><text:span text:style-name="T152">settings</text:span></text:span><text:span text:style-name="Strong_20_Emphasis"><text:span text:style-name="T141"> ⋮ (icon with the three dots) in the top right corner.</text:span></text:span></text:p><text:p text:style-name="P57"><text:span text:style-name="Strong_20_Emphasis"><text:span text:style-name="T141"><text:tab/>Choose </text:span></text:span><text:span text:style-name="Strong_20_Emphasis"><text:span text:style-name="T153">Restore Disk Image</text:span></text:span><text:span text:style-name="Strong_20_Emphasis"><text:span text:style-name="T141"> and select the CD image file (.iso) you just downloaded.</text:span></text:span></text:p><text:p text:style-name="P57"><text:span text:style-name="Strong_20_Emphasis"><text:span text:style-name="T143"><text:tab/>Click </text:span></text:span><text:span text:style-name="Strong_20_Emphasis"><text:span text:style-name="T154">Start Restore</text:span></text:span><text:span text:style-name="Strong_20_Emphasis"><text:span text:style-name="T143">, and then click </text:span></text:span><text:span text:style-name="Strong_20_Emphasis"><text:span text:style-name="T154">Restore</text:span></text:span><text:span text:style-name="Strong_20_Emphasis"><text:span text:style-name="T143">.</text:span></text:span></text:p><text:p text:style-name="P57"><text:span text:style-name="Strong_20_Emphasis"><text:span text:style-name="T143"><text:tab/>Or use the </text:span></text:span><text:span text:style-name="Strong_20_Emphasis"><text:span text:style-name="T154">Etcher</text:span></text:span><text:span text:style-name="Strong_20_Emphasis"><text:span text:style-name="T143"> program </text:span></text:span><text:span text:style-name="Strong_20_Emphasis"><text:span text:style-name="T144">(</text:span></text:span><text:a xlink:type="simple" xlink:href="https://www.balena.io/etcher/" text:style-name="Internet_20_link" text:visited-style-name="Visited_20_Internet_20_Link"><text:span text:style-name="Strong_20_Emphasis"><text:span text:style-name="T247">etcher.io</text:span></text:span></text:a><text:span text:style-name="Strong_20_Emphasis"><text:span text:style-name="T144">) </text:span></text:span><text:span text:style-name="Strong_20_Emphasis"><text:span text:style-name="T143">available for Windows, macOS, and Linux.</text:span></text:span></text:p></text:note-body></text:note></text:span><text:span text:style-name="T123"> </text:span><text:span text:style-name="T126">o</text:span><text:span text:style-name="T128">r</text:span><text:span text:style-name="T126"> </text:span><text:span text:style-name="T128">DVD</text:span><text:span text:style-name="T126">.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95"><text:span text:style-name="T129">S</text:span><text:span text:style-name="T130">tart up</text:span><text:span text:style-name="T123">/boot menu via </text:span><text:span text:style-name="Definition"><text:span text:style-name="T291">START</text:span></text:span><text:span text:style-name="Definition"><text:span text:style-name="T292">up</text:span></text:span><text:span text:style-name="Definition"><text:span text:style-name="T291">MEnU</text:span></text:span><text:span text:style-name="T123"> </text:span><text:span text:style-name="T131">and </text:span><text:span text:style-name="T130">settings/</text:span><text:span text:style-name="T127">setup</text:span><text:span text:style-name="T123"> via </text:span><text:span text:style-name="Definition"><text:span text:style-name="T14">SETTINGS</text:span></text:span><text:span text:style-name="T123">.</text:span></text:p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50"/></text:span></text:p>
          </table:table-cell>
          <table:table-cell table:style-name="_32_._5f_Installatie_5f_uitvoeren.A1" office:value-type="string">
            <text:p text:style-name="P35"><text:span text:style-name="Strong_20_Emphasis"><text:span text:style-name="T88">Choose </text:span></text:span><text:span text:style-name="Strong_20_Emphasis"><text:span text:style-name="T113">In</text:span></text:span><text:span text:style-name="Strong_20_Emphasis"><text:span text:style-name="T114">stall Ubuntu</text:span></text:span><text:span text:style-name="Strong_20_Emphasis"><text:span text:style-name="T92"> and press the </text:span></text:span><text:span text:style-name="Strong_20_Emphasis"><text:span text:style-name="T87">Enter</text:span></text:span><text:span text:style-name="Strong_20_Emphasis"><text:span text:style-name="T86"> </text:span></text:span><text:span text:style-name="Strong_20_Emphasis"><text:span text:style-name="T88">key</text:span></text:span><text:span text:style-name="Strong_20_Emphasis"><text:span text:style-name="T89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5"><text:span text:style-name="Strong_20_Emphasis"><text:span text:style-name="T31">P</text:span></text:span><text:span text:style-name="Strong_20_Emphasis"><text:span text:style-name="T28">ress the</text:span></text:span><text:span text:style-name="Strong_20_Emphasis"><text:span text:style-name="T29"> </text:span></text:span><text:span text:style-name="Strong_20_Emphasis"><text:span text:style-name="T30">Enter</text:span></text:span><text:span text:style-name="Strong_20_Emphasis"><text:span text:style-name="T28"> key </text:span></text:span><text:span text:style-name="Strong_20_Emphasis"><text:span text:style-name="T134">(</text:span></text:span><text:span text:style-name="Strong_20_Emphasis"><text:span text:style-name="T135">Debian GNU/Linux Live</text:span></text:span><text:span text:style-name="Strong_20_Emphasis"><text:span text:style-name="T134"> is </text:span></text:span><text:span text:style-name="Strong_20_Emphasis"><text:span text:style-name="T32">already selected</text:span></text:span><text:span text:style-name="Strong_20_Emphasis"><text:span text:style-name="T33">)</text:span></text:span><text:span text:style-name="Strong_20_Emphasis"><text:span text:style-name="T28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</table:table-row>
        <table:table-row table:style-name="_32_._5f_Installatie_5f_uitvoeren.6">
          <table:table-cell table:style-name="_32_._5f_Installatie_5f_uitvoeren.A1" office:value-type="string">
            <text:p text:style-name="P48"><text:span text:style-name="Strong_20_Emphasis"><text:span text:style-name="T85"/></text:span></text:p>
          </table:table-cell>
          <table:table-cell table:style-name="_32_._5f_Installatie_5f_uitvoeren.A1" office:value-type="string">
            <text:p text:style-name="P75"><text:span text:style-name="Strong_20_Emphasis"><text:span text:style-name="T62">Follow the instructions on the screen</text:span></text:span><text:span text:style-name="Strong_20_Emphasis"><text:span text:style-name="T75">s</text:span></text:span><text:span text:style-name="Strong_20_Emphasis"><text:span text:style-name="T62">.</text:span></text:span></text:p>
          </table:table-cell>
        </table:table-row>
        <table:table-row table:style-name="_32_._5f_Installatie_5f_uitvoeren.6">
          <table:table-cell table:style-name="_32_._5f_Installatie_5f_uitvoeren.A1" office:value-type="string">
            <text:p text:style-name="P3"/>
          </table:table-cell>
          <table:table-cell table:style-name="_32_._5f_Installatie_5f_uitvoeren.A1" office:value-type="string">
            <text:p text:style-name="P4"/>
          </table:table-cell>
        </table:table-row>
        <table:table-row table:style-name="_32_._5f_Installatie_5f_uitvoeren.6">
          <table:table-cell table:style-name="_32_._5f_Installatie_5f_uitvoeren.A1" office:value-type="string">
            <text:p text:style-name="P8"><text:span text:style-name="Strong_20_Emphasis"><text:span text:style-name="T44"><text:s/></text:span></text:span><text:span text:style-name="Strong_20_Emphasis"><text:span text:style-name="T84"><draw:control text:anchor-type="as-char" draw:z-index="13" draw:name="Vorm11_0" draw:style-name="gr1" draw:text-style-name="P104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82"><text:span text:style-name="Strong_20_Emphasis"><text:span text:style-name="T39">When the </text:span></text:span><text:span text:style-name="Strong_20_Emphasis"><text:span text:style-name="T109">Wireless</text:span></text:span><text:span text:style-name="Strong_20_Emphasis"><text:span text:style-name="T39"> screen appears, choose the wireless network, connect, and click </text:span></text:span><text:span text:style-name="Strong_20_Emphasis"><text:span text:style-name="T109">Continue</text:span></text:span><text:span text:style-name="Strong_20_Emphasis"><text:span text:style-name="T39">.</text:span></text:span></text:p>
          </table:table-cell>
        </table:table-row>
        <table:table-row table:style-name="_32_._5f_Installatie_5f_uitvoeren.6"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47"><text:span text:style-name="Strong_20_Emphasis"><text:span text:style-name="T50"><text:s/></text:span></text:span><text:span text:style-name="Strong_20_Emphasis"><text:span text:style-name="T85"><draw:control text:anchor-type="as-char" draw:z-index="9" draw:name="Vorm13_1" draw:style-name="gr1" draw:text-style-name="P10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36">Start the installation by clicking </text:span></text:span><text:span text:style-name="Strong_20_Emphasis"><text:span text:style-name="T108">Activities</text:span></text:span><text:span text:style-name="Strong_20_Emphasis"><text:span text:style-name="T36"> and clicking </text:span></text:span><text:span text:style-name="Strong_20_Emphasis"><text:span text:style-name="T108">Install Debian</text:span></text:span><text:span text:style-name="Strong_20_Emphasis"><text:span text:style-name="T36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9"><text:span text:style-name="Strong_20_Emphasis"><text:span text:style-name="T50"><text:s/></text:span></text:span><text:span text:style-name="Strong_20_Emphasis"><text:span text:style-name="T85"><draw:control text:anchor-type="as-char" draw:z-index="10" draw:name="Vorm13_4" draw:style-name="gr1" draw:text-style-name="P104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55"><text:span text:style-name="T15">At </text:span><text:span text:style-name="T17">Partitions</text:span><text:span text:style-name="T15"> select the desired option and click </text:span><text:span text:style-name="T17">Next</text:span><text:span text:style-name="T15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50"><text:s/></text:span></text:span><text:span text:style-name="Strong_20_Emphasis"><text:span text:style-name="T85"><draw:control text:anchor-type="as-char" draw:z-index="3" draw:name="Vorm13" draw:style-name="gr1" draw:text-style-name="P10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83"><text:span text:style-name="Strong_20_Emphasis"><text:span text:style-name="T91">At </text:span></text:span><text:span text:style-name="Strong_20_Emphasis"><text:span text:style-name="T112">Users</text:span></text:span><text:span text:style-name="Strong_20_Emphasis"><text:span text:style-name="T95">, </text:span></text:span><text:span text:style-name="Strong_20_Emphasis"><text:span text:style-name="T90">enter your </text:span></text:span><text:span text:style-name="Strong_20_Emphasis"><text:span text:style-name="T112">What is your name</text:span></text:span><text:span text:style-name="Strong_20_Emphasis"><text:span text:style-name="T111"> </text:span></text:span><text:span text:style-name="Definition"><text:span text:style-name="T11">USER</text:span></text:span><text:span text:style-name="Strong_20_Emphasis"><text:span text:style-name="T96">, <text:line-break/></text:span></text:span><text:span text:style-name="Strong_20_Emphasis"><text:span text:style-name="T120">What name do you want to use to log in</text:span></text:span><text:span text:style-name="Strong_20_Emphasis"><text:span text:style-name="T97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97">,<text:line-break/></text:span></text:span><text:span text:style-name="Strong_20_Emphasis"><text:span text:style-name="T121">What is the na</text:span></text:span><text:span text:style-name="Strong_20_Emphasis"><text:span text:style-name="T120">me of </text:span></text:span><text:span text:style-name="Strong_20_Emphasis"><text:span text:style-name="T122">this</text:span></text:span><text:span text:style-name="Strong_20_Emphasis"><text:span text:style-name="T120"> computer</text:span></text:span><text:span text:style-name="Definition"><text:span text:style-name="T8"> </text:span></text:span><text:span text:style-name="Definition"><text:span text:style-name="T11">computerna</text:span></text:span><text:span text:style-name="Definition"><text:span text:style-name="T12">me</text:span></text:span><text:span text:style-name="Strong_20_Emphasis"><text:span text:style-name="T97">,<text:line-break/></text:span></text:span><text:span text:style-name="Strong_20_Emphasis"><text:span text:style-name="T98">enter a password twice, and click </text:span></text:span><text:span text:style-name="Strong_20_Emphasis"><text:span text:style-name="T115">Next</text:span></text:span><text:span text:style-name="Strong_20_Emphasis"><text:span text:style-name="T98">.</text:span>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44"><text:span text:style-name="Strong_20_Emphasis"><text:span text:style-name="T50"><text:s/></text:span></text:span><text:span text:style-name="Strong_20_Emphasis"><text:span text:style-name="T85"><draw:control text:anchor-type="as-char" draw:z-index="4" draw:name="Vorm14" draw:style-name="gr1" draw:text-style-name="P10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84"><text:span text:style-name="Strong_20_Emphasis"><text:span text:style-name="T40">At </text:span></text:span><text:span text:style-name="Strong_20_Emphasis"><text:span text:style-name="T110">Summary</text:span></text:span><text:span text:style-name="Strong_20_Emphasis"><text:span text:style-name="T40"> check the summary and click </text:span></text:span><text:span text:style-name="Strong_20_Emphasis"><text:span text:style-name="T110">Install</text:span>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84"/>
          </table:table-cell>
        </table:table-row>
        <table:table-row>
          <table:table-cell table:style-name="_32_._5f_Installatie_5f_uitvoeren.A1" office:value-type="string">
            <text:p text:style-name="P89"><text:span text:style-name="Strong_20_Emphasis"><text:span text:style-name="T50"><text:s/></text:span></text:span><text:span text:style-name="Strong_20_Emphasis"><text:span text:style-name="T85"><draw:control text:anchor-type="as-char" draw:z-index="22" draw:name="Vorm 1" draw:style-name="gr1" draw:text-style-name="P104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66"><text:span text:style-name="T298">At</text:span> <text:span text:style-name="T296">Finish</text:span> click <text:span text:style-name="T297">Done</text:span>.</text:p>
          </table:table-cell>
        </table:table-row>
      </table:table>
      <text:p text:style-name="P41"><text:span text:style-name="Strong_20_Emphasis"><text:span text:style-name="T93"/></text:span></text:p>
      <text:list xml:id="list135326603776962" text:continue-numbering="true" text:style-name="L1">
        <text:list-item>
          <text:p text:style-name="P103"><text:bookmark-start text:name="__RefNumPara__12966_2272496019"/><text:span text:style-name="Strong_20_Emphasis"><text:span text:style-name="T119">Finish installation</text:span></text:span><text:bookmark-end text:name="__RefNumPara__12966_2272496019"/></text:p>
        </text:list-item>
      </text:list>
      <text:p text:style-name="P42"><text:span text:style-name="Strong_20_Emphasis"><text:span text:style-name="T3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45"><text:span text:style-name="Strong_20_Emphasis"><text:span text:style-name="T50"><text:s/></text:span></text:span><text:span text:style-name="Strong_20_Emphasis"><text:span text:style-name="T85"><draw:control text:anchor-type="as-char" draw:z-index="5" draw:name="Vorm22" draw:style-name="gr1" draw:text-style-name="P104" svg:width="0.35cm" svg:height="0.35cm" draw:control="control6"/></text:span></text:span></text:p>
          </table:table-cell>
          <table:table-cell table:style-name="_33_._5f_Installatie_5f_afronden.A1" office:value-type="string">
            <text:p text:style-name="P85"><text:span text:style-name="Strong_20_Emphasis"><text:span text:style-name="T37">Log in as </text:span></text:span><text:span text:style-name="Definition"><text:span text:style-name="T10">USER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30"><text:span text:style-name="Strong_20_Emphasis"><text:span text:style-name="T132"><text:s/></text:span></text:span><text:span text:style-name="Strong_20_Emphasis"><text:span text:style-name="T133"><draw:control text:anchor-type="as-char" draw:z-index="23" draw:name="Vorm24" draw:style-name="gr1" draw:text-style-name="P10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28"><text:span text:style-name="Strong_20_Emphasis"><text:span text:style-name="T25">Follow the instructions on the screen</text:span></text:span><text:span text:style-name="Strong_20_Emphasis"><text:span text:style-name="T26">s</text:span></text:span><text:span text:style-name="Strong_20_Emphasis"><text:span text:style-name="T25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50"><text:s/></text:span></text:span><text:span text:style-name="Strong_20_Emphasis"><text:span text:style-name="T85"><draw:control text:anchor-type="as-char" draw:z-index="8" draw:name="Vorm4_1" draw:style-name="gr1" draw:text-style-name="P10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0">Install </text:span></text:span><text:span text:style-name="Strong_20_Emphasis"><text:span text:style-name="T52">pa</text:span></text:span><text:span text:style-name="Strong_20_Emphasis"><text:span text:style-name="T71">ckage</text:span></text:span><text:span text:style-name="Strong_20_Emphasis"><text:span text:style-name="T52"> kz</text:span></text:span><text:span text:style-name="Strong_20_Emphasis"><text:span text:style-name="T52"><text:note text:id="ftn7" text:note-class="footnote"><text:note-citation>1</text:note-citation><text:note-body><text:p text:style-name="P56"><text:span text:style-name="T287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8">karelzimmer.nl</text:span></text:span></text:a><text:span text:style-name="T287">) for installing and managing Debian and Debian based systems like Ubuntu.</text:span></text:p></text:note-body></text:note></text:span></text:span><text:span text:style-name="Strong_20_Emphasis"><text:span text:style-name="T52">: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96"><text:span text:style-name="Strong_20_Emphasis"><text:span text:style-name="T80">P</text:span></text:span><text:span text:style-name="Strong_20_Emphasis"><text:span text:style-name="T52">ress the </text:span></text:span><text:span text:style-name="Strong_20_Emphasis"><text:span text:style-name="T57">Super</text:span></text:span><text:span text:style-name="Strong_20_Emphasis"><text:span text:style-name="T48"> </text:span></text:span><text:span text:style-name="Strong_20_Emphasis"><text:span text:style-name="T72">key</text:span></text:span><text:span text:style-name="Strong_20_Emphasis"><text:span text:style-name="T23"><text:note text:id="ftn8" text:note-class="footnote"><text:note-citation>2</text:note-citation><text:note-body><text:p text:style-name="P2">The <text:span text:style-name="T294">Super</text:span> key is the Windows key, Command key (Apple), or Magnifier key<text:span text:style-name="T202"> </text:span><text:span text:style-name="T203">(Chromebook)</text:span><text:span text:style-name="T202">.</text:span></text:p></text:note-body></text:note></text:span></text:span><text:span text:style-name="Strong_20_Emphasis"><text:span text:style-name="T55">, </text:span></text:span><text:span text:style-name="Strong_20_Emphasis"><text:span text:style-name="T58">type</text:span></text:span><text:span text:style-name="Strong_20_Emphasis"><text:span text:style-name="T59"> </text:span></text:span><text:span text:style-name="Strong_20_Emphasis"><text:span text:style-name="T99">ter</text:span></text:span><text:span text:style-name="Strong_20_Emphasis"><text:span text:style-name="T100">m</text:span></text:span><text:span text:style-name="Strong_20_Emphasis"><text:span text:style-name="T60"> </text:span></text:span><text:span text:style-name="Strong_20_Emphasis"><text:span text:style-name="T73">and click the </text:span></text:span><text:span text:style-name="Strong_20_Emphasis"><text:span text:style-name="T101">Terminal</text:span></text:span><text:span text:style-name="Strong_20_Emphasis"><text:span text:style-name="T73"> ico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46"><text:span text:style-name="Strong_20_Emphasis"><text:span text:style-name="T50"/></text:span></text:p>
          </table:table-cell>
          <table:table-cell table:style-name="_33_._5f_Installatie_5f_afronden.A1" office:value-type="string">
            <text:p text:style-name="P97"><text:span text:style-name="T13">Type, or copy and paste, these t</text:span><text:span text:style-name="T16">hree</text:span><text:span text:style-name="T13"> commands, each followed by the</text:span><text:span text:style-name="Strong_20_Emphasis"><text:span text:style-name="T60"> </text:span></text:span><text:span text:style-name="Strong_20_Emphasis"><text:span text:style-name="T54">Enter</text:span></text:span><text:span text:style-name="T13"> key: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98"><text:span text:style-name="User_20_Entry"><text:span text:style-name="T160">sudo</text:span></text:span><text:span text:style-name="User_20_Entry"><text:span text:style-name="T161"> </text:span></text:span><text:span text:style-name="User_20_Entry"><text:span text:style-name="T16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98"><text:span text:style-name="User_20_Entry"><text:span text:style-name="T161">wget karelzimmer.nl/</text:span></text:span><text:span text:style-name="User_20_Entry"><text:span text:style-name="T163">kz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98"><text:span text:style-name="User_20_Entry"><text:span text:style-name="T161">bash </text:span></text:span><text:span text:style-name="User_20_Entry"><text:span text:style-name="T163">kz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76"><text:span text:style-name="Strong_20_Emphasis"><text:span text:style-name="T6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50"><text:s/></text:span></text:span><text:span text:style-name="Strong_20_Emphasis"><text:span text:style-name="T85"><draw:control text:anchor-type="as-char" draw:z-index="6" draw:name="Vorm33" draw:style-name="gr1" draw:text-style-name="P10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66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96"><text:span text:style-name="Strong_20_Emphasis"><text:span text:style-name="T80">P</text:span></text:span><text:span text:style-name="Strong_20_Emphasis"><text:span text:style-name="T66">ress the</text:span></text:span><text:span text:style-name="Strong_20_Emphasis"><text:span text:style-name="T61"> </text:span></text:span><text:span text:style-name="Strong_20_Emphasis"><text:span text:style-name="T57">Super</text:span></text:span><text:span text:style-name="Strong_20_Emphasis"><text:span text:style-name="T66"> key</text:span></text:span><text:span text:style-name="Strong_20_Emphasis"><text:span text:style-name="T23"><text:note-ref text:note-class="footnote" text:reference-format="text" text:ref-name="ftn8">2</text:note-ref></text:span></text:span><text:span text:style-name="Strong_20_Emphasis"><text:span text:style-name="T66">, type </text:span></text:span><text:span text:style-name="Strong_20_Emphasis"><text:span text:style-name="T105">menu</text:span></text:span><text:span text:style-name="Strong_20_Emphasis"><text:span text:style-name="T66"> and click the </text:span></text:span><text:span text:style-name="Strong_20_Emphasis"><text:span text:style-name="T166">Install</text:span></text:span><text:span text:style-name="Strong_20_Emphasis"><text:span text:style-name="T167">ation</text:span></text:span><text:span text:style-name="Strong_20_Emphasis"><text:span text:style-name="T166"> menu</text:span></text:span><text:span text:style-name="Strong_20_Emphasis"><text:span text:style-name="T66"> icon.</text:span></text:span></text:p>
          </table:table-cell>
        </table:table-row>
        <table:table-row>
          <table:table-cell table:style-name="_33_._5f_Installatie_5f_afronden.A1" office:value-type="string">
            <text:p text:style-name="P45"><text:span text:style-name="Strong_20_Emphasis"><text:span text:style-name="T50"/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64">Se</text:span></text:span><text:span text:style-name="Strong_20_Emphasis"><text:span text:style-name="T76">lect</text:span></text:span><text:span text:style-name="Strong_20_Emphasis"><text:span text:style-name="T64"> </text:span></text:span><text:span text:style-name="Strong_20_Emphasis"><text:span text:style-name="T116">3</text:span></text:span><text:span text:style-name="Strong_20_Emphasis"><text:span text:style-name="T94"> </text:span></text:span><text:span text:style-name="Strong_20_Emphasis"><text:span text:style-name="T117">Finish installatio</text:span></text:span><text:span text:style-name="Strong_20_Emphasis"><text:span text:style-name="T118">n</text:span></text:span><text:span text:style-name="Strong_20_Emphasis"><text:span text:style-name="T65"> </text:span></text:span><text:span text:style-name="Strong_20_Emphasis"><text:span text:style-name="T63">and </text:span></text:span><text:span text:style-name="Strong_20_Emphasis"><text:span text:style-name="T78">click </text:span></text:span><text:span text:style-name="Strong_20_Emphasis"><text:span text:style-name="T107">Continue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8"><text:span text:style-name="Strong_20_Emphasis"><text:span text:style-name="T6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78"/>
          </table:table-cell>
        </table:table-row>
        <table:table-row>
          <table:table-cell table:style-name="_33_._5f_Installatie_5f_afronden.A1" office:value-type="string">
            <text:p text:style-name="P92"><text:span text:style-name="Strong_20_Emphasis"><text:span text:style-name="T50"><text:s/></text:span></text:span><text:span text:style-name="Strong_20_Emphasis"><text:span text:style-name="T85"><draw:control text:anchor-type="as-char" draw:z-index="24" draw:name="Vorm 2" draw:style-name="gr1" draw:text-style-name="P104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91"><text:span text:style-name="T295">Restart</text:span> <text:span text:style-name="T299">the computer.</text:span></text:p>
          </table:table-cell>
        </table:table-row>
      </table:table>
      <text:p text:style-name="P42"><text:span text:style-name="Strong_20_Emphasis"><text:span text:style-name="T37"><text:tab/></text:span></text:span></text:p>
      <text:p text:style-name="P43"><text:span text:style-name="Strong_20_Emphasis"><text:span text:style-name="T62"/></text:span></text:p>
      <text:list xml:id="list135325724483810" text:continue-numbering="true" text:style-name="L1">
        <text:list-item>
          <text:p text:style-name="P102"><text:span text:style-name="Strong_20_Emphasis"><text:span text:style-name="T18">P</text:span></text:span><text:span text:style-name="Strong_20_Emphasis"><text:span text:style-name="T272">rovision user</text:span></text:span></text:p>
        </text:list-item>
      </text:list>
      <text:p text:style-name="P60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51"><text:span text:style-name="Strong_20_Emphasis"><text:span text:style-name="T50"><text:s/></text:span></text:span><text:span text:style-name="Strong_20_Emphasis"><text:span text:style-name="T85"><draw:control text:anchor-type="as-char" draw:z-index="11" draw:name="Vorm36_0" draw:style-name="gr1" draw:text-style-name="P104" svg:width="0.35cm" svg:height="0.35cm" draw:control="control12"/></text:span></text:span></text:p>
          </table:table-cell>
          <table:table-cell table:style-name="Tabel2.A1" office:value-type="string">
            <text:p text:style-name="P36"><text:span text:style-name="Strong_20_Emphasis"><text:span text:style-name="T41">Log in as</text:span></text:span><text:span text:style-name="Strong_20_Emphasis"><text:span text:style-name="T37"> </text:span></text:span><text:span text:style-name="Definition"><text:span text:style-name="T10">USER</text:span></text:span><text:span text:style-name="Strong_20_Emphasis"><text:span text:style-name="T51"><text:note text:id="ftn9" text:note-class="footnote"><text:note-citation>1</text:note-citation><text:note-body><text:p text:style-name="P54"><text:span text:style-name="User_20_Entry"><text:span text:style-name="T170">Login any additional </text:span></text:span><text:span text:style-name="Definition"><text:span text:style-name="T244">USER</text:span></text:span><text:span text:style-name="User_20_Entry"><text:span text:style-name="T171">s </text:span></text:span><text:span text:style-name="User_20_Entry"><text:span text:style-name="T170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52"><text:span text:style-name="Strong_20_Emphasis"><text:span text:style-name="T50"><text:s/></text:span></text:span><text:span text:style-name="Strong_20_Emphasis"><text:span text:style-name="T85"><draw:control text:anchor-type="as-char" draw:z-index="12" draw:name="Vorm36_2" draw:style-name="gr1" draw:text-style-name="P104" svg:width="0.35cm" svg:height="0.35cm" draw:control="control13"/></text:span></text:span></text:p>
          </table:table-cell>
          <table:table-cell table:style-name="Tabel2.A1" office:value-type="string">
            <text:p text:style-name="P37"><text:span text:style-name="Strong_20_Emphasis"><text:span text:style-name="T67">Set up the</text:span></text:span><text:span text:style-name="Strong_20_Emphasis"><text:span text:style-name="T68"> </text:span></text:span><text:span text:style-name="Strong_20_Emphasis"><text:span text:style-name="T82">user</text:span></text:span><text:span text:style-name="Definition"><text:span text:style-name="T293">:</text:span></text:span></text:p>
          </table:table-cell>
        </table:table-row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39"><text:span text:style-name="Strong_20_Emphasis"><text:span text:style-name="T81">Pr</text:span></text:span><text:span text:style-name="Strong_20_Emphasis"><text:span text:style-name="T67">es</text:span></text:span><text:span text:style-name="Strong_20_Emphasis"><text:span text:style-name="T81">s</text:span></text:span><text:span text:style-name="Strong_20_Emphasis"><text:span text:style-name="T67"> the </text:span></text:span><text:span text:style-name="Strong_20_Emphasis"><text:span text:style-name="T57">Super</text:span></text:span><text:span text:style-name="Strong_20_Emphasis"><text:span text:style-name="T67"> key</text:span></text:span><text:span text:style-name="Strong_20_Emphasis"><text:span text:style-name="T23"><text:note text:id="ftn10" text:note-class="footnote"><text:note-citation>2</text:note-citation><text:note-body><text:p text:style-name="P2">The <text:span text:style-name="T294">Super</text:span> key is the Windows key, Command key (Apple), or Magnifier key<text:span text:style-name="T202"> </text:span><text:span text:style-name="T203">(Chromebook)</text:span><text:span text:style-name="T202">.</text:span></text:p></text:note-body></text:note></text:span></text:span><text:span text:style-name="Strong_20_Emphasis"><text:span text:style-name="T67">, type </text:span></text:span><text:span text:style-name="Strong_20_Emphasis"><text:span text:style-name="T106">menu</text:span></text:span><text:span text:style-name="Strong_20_Emphasis"><text:span text:style-name="T67"> and click on the </text:span></text:span><text:span text:style-name="Strong_20_Emphasis"><text:span text:style-name="T168">Install</text:span></text:span><text:span text:style-name="Strong_20_Emphasis"><text:span text:style-name="T169">ation</text:span></text:span><text:span text:style-name="Strong_20_Emphasis"><text:span text:style-name="T168"> menu</text:span></text:span><text:span text:style-name="Strong_20_Emphasis"><text:span text:style-name="T67"> ico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38"><text:span text:style-name="Strong_20_Emphasis"><text:span text:style-name="T77">Select</text:span></text:span><text:span text:style-name="Strong_20_Emphasis"><text:span text:style-name="T64"> </text:span></text:span><text:span text:style-name="Strong_20_Emphasis"><text:span text:style-name="T116">4 </text:span></text:span><text:span text:style-name="Strong_20_Emphasis"><text:span text:style-name="T102">Provision user</text:span></text:span><text:span text:style-name="Strong_20_Emphasis"><text:span text:style-name="T65"> </text:span></text:span><text:span text:style-name="Strong_20_Emphasis"><text:span text:style-name="T63">and </text:span></text:span><text:span text:style-name="Strong_20_Emphasis"><text:span text:style-name="T78">click </text:span></text:span><text:span text:style-name="Strong_20_Emphasis"><text:span text:style-name="T107">Continue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9"><text:span text:style-name="Strong_20_Emphasis"><text:span text:style-name="T62">Follow the instructions on the screen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79"/>
          </table:table-cell>
        </table:table-row>
        <table:table-row>
          <table:table-cell table:style-name="Tabel2.A1" office:value-type="string">
            <text:p text:style-name="P31"><text:span text:style-name="Strong_20_Emphasis"><text:span text:style-name="T27"><text:s/></text:span></text:span><text:span text:style-name="Strong_20_Emphasis"><text:span text:style-name="T34"><draw:control text:anchor-type="as-char" draw:z-index="25" draw:name="Vorm 3" draw:style-name="gr1" draw:text-style-name="P104" svg:width="0.35cm" svg:height="0.35cm" draw:control="control26"/></text:span></text:span></text:p>
          </table:table-cell>
          <table:table-cell table:style-name="Tabel2.A1" office:value-type="string">
            <text:p text:style-name="P93"><text:span text:style-name="T295">Log Out</text:span> <text:span text:style-name="T300">the user.</text:span></text:p>
          </table:table-cell>
        </table:table-row>
      </table:table>
      <text:p text:style-name="P34"><text:span text:style-name="Strong_20_Emphasis"><text:span text:style-name="T69"/></text:span></text:p>
      <text:p text:style-name="P27"/>
      <text:p text:style-name="P27"/>
      <text:p text:style-name="P87"><text:span text:style-name="T178">End of checklist,</text:span><text:span text:style-name="T175"> </text:span><text:span text:style-name="T175"><text:user-field-get text:name="Distro">Debian</text:user-field-get></text:span><text:span text:style-name="T173"><text:s/></text:span><text:span text:style-name="T173"><text:user-field-get text:name="Version">11</text:user-field-get></text:span><text:span text:style-name="Strong_20_Emphasis"><text:span text:style-name="T174"><text:s/></text:span></text:span><text:span text:style-name="Strong_20_Emphasis"><text:span text:style-name="T176">LTS </text:span></text:span><text:span text:style-name="Strong_20_Emphasis"><text:span text:style-name="T177"><text:user-field-get text:name="Edition">desktop</text:user-field-get></text:span></text:span><text:span text:style-name="Strong_20_Emphasis"><text:span text:style-name="T177"><text:s/></text:span></text:span><text:span text:style-name="Strong_20_Emphasis"><text:span text:style-name="T178">installation is complete.</text:span></text:span></text:p>
      <text:p text:style-name="P61"/>
      <text:p text:style-name="P70"><text:span text:style-name="Emphasis"><text:span text:style-name="T278">Written</text:span></text:span><text:span text:style-name="Emphasis"><text:span text:style-name="T273"> </text:span></text:span><text:span text:style-name="Emphasis"><text:span text:style-name="T274">in </text:span></text:span><text:span text:style-name="Strong_20_Emphasis"><text:span text:style-name="T62"><text:user-field-get style:data-style-name="N0" text:name="Releaseyear">2021</text:user-field-get></text:span></text:span><text:span text:style-name="Emphasis"><text:span text:style-name="T275"><text:s/></text:span></text:span><text:span text:style-name="Emphasis"><text:span text:style-name="T278">by</text:span></text:span><text:span text:style-name="Emphasis"><text:span text:style-name="T27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6">Karel Zimmer</text:span></text:span></text:a><text:span text:style-name="Emphasis"><text:span text:style-name="T273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277">Creative Commons </text:span></text:span></text:a><text:a xlink:type="simple" xlink:href="http://creativecommons.org/publicdomain/zero/1.0/deed.nl" text:style-name="Internet_20_link" text:visited-style-name="Visited_20_Internet_20_Link"><text:span text:style-name="Emphasis"><text:span text:style-name="T279">Public Domain Dedication</text:span></text:span></text:a><text:span text:style-name="Emphasis"><text:span text:style-name="T273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3-04-20T13:53:25.356777040">20/04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4-20T13:53:25.144500236</dc:date>
    <meta:keyword>Installatie</meta:keyword>
    <meta:keyword>Checklist</meta:keyword>
    <meta:keyword>Linux</meta:keyword>
    <meta:editing-cycles>6796</meta:editing-cycles>
    <meta:editing-duration>P11DT22H54M53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721" meta:character-count="4459" meta:non-whitespace-character-count="3768"/>
    <meta:user-defined meta:name="Info 1"/>
    <meta:user-defined meta:name="Info 2"/>
    <meta:user-defined meta:name="Info 3"/>
    <meta:user-defined meta:name="Info 4"/>
  </office:meta>
</office:document-meta>
</file>